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lti-Factor Authentication Requirements Specifications</text:p>
      <text:p text:style-name="P1"/>
      <text:p text:style-name="P2">SMS Verification:<text:span text:style-name="T1"> Users should be able to request a SMS message to a pre-set number as a way of verifying identity.</text:span></text:p>
      <text:p text:style-name="P3"/>
      <text:p text:style-name="P2">Password Verification:<text:span text:style-name="T1"> Users should be able to enter a simple password as a way of verifying identity.</text:span></text:p>
      <text:p text:style-name="P3"/>
      <text:p text:style-name="P2">Facial Verification: <text:span text:style-name="T1">The application should be able to utilize the phone's camera hardware to take a picture of the user's face. <text:s/>This image should then be sent to the server and used to verify the user's identity. <text:s/>There should be two separate algorithms for determining identity, to be chosen based on camera conditions.</text:span></text:p>
      <text:p text:style-name="P3"/>
      <text:p text:style-name="P2">Voice Verification:<text:span text:style-name="T1"> The application should be able to use the phone's microphone to receive a sample of the user's voice, which should be sent to the server and used to verify the user's identity. <text:s/>There should be two separate algorithms, chosen based on background noise in the microphone.</text:span></text:p>
      <text:p text:style-name="P3"/>
      <text:p text:style-name="P2">Remote Server: <text:s/><text:span text:style-name="T1">There should be a server set up to both store each user's data as well as receive information from the application and run verification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2-06T11:41:51.84</meta:creation-date>
    <dc:date>2016-02-12T13:50:43.57</dc:date>
    <meta:editing-duration>PT4M31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6" meta:word-count="169" meta:character-count="1038"/>
  </office:meta>
</office:document-meta>
</file>